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2.3484in"/>
    </style:style>
    <style:style style:name="co8" style:family="table-column">
      <style:table-column-properties fo:break-before="auto" style:column-width="2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21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6.2508in" svg:height="3.5583in" svg:x="11.7823in" svg:y="0.3319in">
            <draw:object draw:notify-on-update-of-ranges="List1.A5:List1.A58 List1.B1:List1.B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8402in" svg:y="0.363in">
            <draw:object draw:notify-on-update-of-ranges="List1.B7:List1.B58 List1.C7:List1.C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4.852in" svg:y="4.0921in">
            <draw:object draw:notify-on-update-of-ranges="List1.B6:List1.B58 List1.D6:List1.D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11.8055in" svg:y="4.0921in">
            <draw:object draw:notify-on-update-of-ranges="List1.B1:List1.B58 List1.E1:List1.E5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4.2264in" svg:height="3.5366in" svg:x="0.7898in" svg:y="12.8492in">
            <draw:object draw:notify-on-update-of-ranges="List1.B6:List1.B58 List1.A6:List1.A5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1.951996" calcext:value-type="float">
            <text:p>311.951996</text:p>
          </table:table-cell>
          <table:table-cell table:formula="of:= 1/([.A1]-0.0427763)" office:value-type="float" office:value="0.066857327272574" calcext:value-type="float">
            <text:p>0.0668573273</text:p>
          </table:table-cell>
          <table:table-cell table:formula="of:= 1/([.A1]+0.073236)" office:value-type="float" office:value="0.0663427548006281" calcext:value-type="float">
            <text:p>0.0663427548</text:p>
          </table:table-cell>
          <table:table-cell table:formula="of:= 1/([.A1]-13.2132)" office:value-type="float" office:value="0.559659726886054" calcext:value-type="float">
            <text:p>0.559659726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1.683899" calcext:value-type="float">
            <text:p>351.683899</text:p>
          </table:table-cell>
          <table:table-cell table:formula="of:= 1/([.A2]-0.0427763)" office:value-type="float" office:value="0.0501071699667324" calcext:value-type="float">
            <text:p>0.05010717</text:p>
          </table:table-cell>
          <table:table-cell table:formula="of:= 1/([.A2]+0.073236)" office:value-type="float" office:value="0.0498175779929056" calcext:value-type="float">
            <text:p>0.049817578</text:p>
          </table:table-cell>
          <table:table-cell table:formula="of:= 1/([.A2]-13.2132)" office:value-type="float" office:value="0.147344845877291" calcext:value-type="float">
            <text:p>0.147344845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4.997375" calcext:value-type="float">
            <text:p>494.997375</text:p>
          </table:table-cell>
          <table:table-cell table:formula="of:= 1/([.A3]-0.0427763)" office:value-type="float" office:value="0.0400685593886791" calcext:value-type="float">
            <text:p>0.0400685594</text:p>
          </table:table-cell>
          <table:table-cell table:formula="of:= 1/([.A3]+0.073236)" office:value-type="float" office:value="0.0398831646621122" calcext:value-type="float">
            <text:p>0.0398831647</text:p>
          </table:table-cell>
          <table:table-cell table:formula="of:= 1/([.A3]-13.2132)" office:value-type="float" office:value="0.0848406692231989" calcext:value-type="float">
            <text:p>0.084840669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3.223999" calcext:value-type="float">
            <text:p>463.223999</text:p>
          </table:table-cell>
          <table:table-cell table:formula="of:= 1/([.A4]-0.0427763)" office:value-type="float" office:value="0.0333809304231353" calcext:value-type="float">
            <text:p>0.0333809304</text:p>
          </table:table-cell>
          <table:table-cell table:formula="of:= 1/([.A4]+0.073236)" office:value-type="float" office:value="0.0332521581648214" calcext:value-type="float">
            <text:p>0.0332521582</text:p>
          </table:table-cell>
          <table:table-cell table:formula="of:= 1/([.A4]-13.2132)" office:value-type="float" office:value="0.0595706150070293" calcext:value-type="float">
            <text:p>0.05957061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2.040466" calcext:value-type="float">
            <text:p>602.040466</text:p>
          </table:table-cell>
          <table:table-cell table:formula="of:= 1/([.A5]-0.0427763)" office:value-type="float" office:value="0.028606390730051" calcext:value-type="float">
            <text:p>0.0286063907</text:p>
          </table:table-cell>
          <table:table-cell table:formula="of:= 1/([.A5]+0.073236)" office:value-type="float" office:value="0.0285117689169029" calcext:value-type="float">
            <text:p>0.0285117689</text:p>
          </table:table-cell>
          <table:table-cell table:formula="of:= 1/([.A5]-13.2132)" office:value-type="float" office:value="0.0458993519011512" calcext:value-type="float">
            <text:p>0.04589935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4.008057" calcext:value-type="float">
            <text:p>694.008057</text:p>
          </table:table-cell>
          <table:table-cell table:formula="of:= 1/([.A6]-0.0427763)" office:value-type="float" office:value="0.025026763808918" calcext:value-type="float">
            <text:p>0.0250267638</text:p>
          </table:table-cell>
          <table:table-cell table:formula="of:= 1/([.A6]+0.073236)" office:value-type="float" office:value="0.0249543111517123" calcext:value-type="float">
            <text:p>0.0249543112</text:p>
          </table:table-cell>
          <table:table-cell table:formula="of:= 1/([.A6]-13.2132)" office:value-type="float" office:value="0.0373318201502232" calcext:value-type="float">
            <text:p>0.03733182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3.362" calcext:value-type="float">
            <text:p>683.362</text:p>
          </table:table-cell>
          <table:table-cell table:formula="of:= 1/([.A7]-0.0427763)" office:value-type="float" office:value="0.0222433664203335" calcext:value-type="float">
            <text:p>0.0222433664</text:p>
          </table:table-cell>
          <table:table-cell table:formula="of:= 1/([.A7]+0.073236)" office:value-type="float" office:value="0.0221861150595" calcext:value-type="float">
            <text:p>0.0221861151</text:p>
          </table:table-cell>
          <table:table-cell table:formula="of:= 1/([.A7]-13.2132)" office:value-type="float" office:value="0.0314595995822165" calcext:value-type="float">
            <text:p>0.03145959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2.020752" calcext:value-type="float">
            <text:p>622.020752</text:p>
          </table:table-cell>
          <table:table-cell table:formula="of:= 1/([.A8]-0.0427763)" office:value-type="float" office:value="0.0200171251710291" calcext:value-type="float">
            <text:p>0.0200171252</text:p>
          </table:table-cell>
          <table:table-cell table:formula="of:= 1/([.A8]+0.073236)" office:value-type="float" office:value="0.0199707484453371" calcext:value-type="float">
            <text:p>0.0199707484</text:p>
          </table:table-cell>
          <table:table-cell table:formula="of:= 1/([.A8]-13.2132)" office:value-type="float" office:value="0.0271836637054596" calcext:value-type="float">
            <text:p>0.027183663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9.598022" calcext:value-type="float">
            <text:p>569.598022</text:p>
          </table:table-cell>
          <table:table-cell table:formula="of:= 1/([.A9]-0.0427763)" office:value-type="float" office:value="0.0181959701141162" calcext:value-type="float">
            <text:p>0.0181959701</text:p>
          </table:table-cell>
          <table:table-cell table:formula="of:= 1/([.A9]+0.073236)" office:value-type="float" office:value="0.0181576401285009" calcext:value-type="float">
            <text:p>0.0181576401</text:p>
          </table:table-cell>
          <table:table-cell table:formula="of:= 1/([.A9]-13.2132)" office:value-type="float" office:value="0.0239310021346454" calcext:value-type="float">
            <text:p>0.023931002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7.64917" calcext:value-type="float">
            <text:p>517.64917</text:p>
          </table:table-cell>
          <table:table-cell table:formula="of:= 1/([.A10]-0.0427763)" office:value-type="float" office:value="0.0166785574496172" calcext:value-type="float">
            <text:p>0.0166785574</text:p>
          </table:table-cell>
          <table:table-cell table:formula="of:= 1/([.A10]+0.073236)" office:value-type="float" office:value="0.0166463481341341" calcext:value-type="float">
            <text:p>0.0166463481</text:p>
          </table:table-cell>
          <table:table-cell table:formula="of:= 1/([.A10]-13.2132)" office:value-type="float" office:value="0.0213735498046458" calcext:value-type="float">
            <text:p>0.02137354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3.543304" calcext:value-type="float">
            <text:p>483.543304</text:p>
          </table:table-cell>
          <table:table-cell table:formula="of:= 1/([.A11]-0.0427763)" office:value-type="float" office:value="0.0153947466199976" calcext:value-type="float">
            <text:p>0.0153947466</text:p>
          </table:table-cell>
          <table:table-cell table:formula="of:= 1/([.A11]+0.073236)" office:value-type="float" office:value="0.0153673009284493" calcext:value-type="float">
            <text:p>0.0153673009</text:p>
          </table:table-cell>
          <table:table-cell table:formula="of:= 1/([.A11]-13.2132)" office:value-type="float" office:value="0.0193099399847065" calcext:value-type="float">
            <text:p>0.0193099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4.879089" calcext:value-type="float">
            <text:p>444.879089</text:p>
          </table:table-cell>
          <table:table-cell table:formula="of:= 1/([.A12]-0.0427763)" office:value-type="float" office:value="0.0142944494808475" calcext:value-type="float">
            <text:p>0.0142944495</text:p>
          </table:table-cell>
          <table:table-cell table:formula="of:= 1/([.A12]+0.073236)" office:value-type="float" office:value="0.0142707837839828" calcext:value-type="float">
            <text:p>0.0142707838</text:p>
          </table:table-cell>
          <table:table-cell table:formula="of:= 1/([.A12]-13.2132)" office:value-type="float" office:value="0.017609726203977" calcext:value-type="float">
            <text:p>0.017609726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1.24176" calcext:value-type="float">
            <text:p>411.24176</text:p>
          </table:table-cell>
          <table:table-cell table:formula="of:= 1/([.A13]-0.0427763)" office:value-type="float" office:value="0.0133409423486959" calcext:value-type="float">
            <text:p>0.0133409423</text:p>
          </table:table-cell>
          <table:table-cell table:formula="of:= 1/([.A13]+0.073236)" office:value-type="float" office:value="0.0133203263011068" calcext:value-type="float">
            <text:p>0.0133203263</text:p>
          </table:table-cell>
          <table:table-cell table:formula="of:= 1/([.A13]-13.2132)" office:value-type="float" office:value="0.0161846866968349" calcext:value-type="float">
            <text:p>0.016184686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7.9505" calcext:value-type="float">
            <text:p>387.9505</text:p>
          </table:table-cell>
          <table:table-cell table:formula="of:= 1/([.A14]-0.0427763)" office:value-type="float" office:value="0.0125066873726382" calcext:value-type="float">
            <text:p>0.0125066874</text:p>
          </table:table-cell>
          <table:table-cell table:formula="of:= 1/([.A14]+0.073236)" office:value-type="float" office:value="0.0124885673410277" calcext:value-type="float">
            <text:p>0.0124885673</text:p>
          </table:table-cell>
          <table:table-cell table:formula="of:= 1/([.A14]-13.2132)" office:value-type="float" office:value="0.014973018620446" calcext:value-type="float">
            <text:p>0.014973018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0.363892" calcext:value-type="float">
            <text:p>360.363892</text:p>
          </table:table-cell>
          <table:table-cell table:formula="of:= 1/([.A15]-0.0427763)" office:value-type="float" office:value="0.0117706294585519" calcext:value-type="float">
            <text:p>0.0117706295</text:p>
          </table:table-cell>
          <table:table-cell table:formula="of:= 1/([.A15]+0.073236)" office:value-type="float" office:value="0.0117545781378294" calcext:value-type="float">
            <text:p>0.0117545781</text:p>
          </table:table-cell>
          <table:table-cell table:formula="of:= 1/([.A15]-13.2132)" office:value-type="float" office:value="0.0139301375740387" calcext:value-type="float">
            <text:p>0.013930137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8.978729" calcext:value-type="float">
            <text:p>338.978729</text:p>
          </table:table-cell>
          <table:table-cell table:formula="of:= 1/([.A16]-0.0427763)" office:value-type="float" office:value="0.011116394647026" calcext:value-type="float">
            <text:p>0.0111163946</text:p>
          </table:table-cell>
          <table:table-cell table:formula="of:= 1/([.A16]+0.073236)" office:value-type="float" office:value="0.0111020769810024" calcext:value-type="float">
            <text:p>0.011102077</text:p>
          </table:table-cell>
          <table:table-cell table:formula="of:= 1/([.A16]-13.2132)" office:value-type="float" office:value="0.0130230716737773" calcext:value-type="float">
            <text:p>0.013023071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1.701935" calcext:value-type="float">
            <text:p>321.701935</text:p>
          </table:table-cell>
          <table:table-cell table:formula="of:= 1/([.A17]-0.0427763)" office:value-type="float" office:value="0.0105310576808703" calcext:value-type="float">
            <text:p>0.0105310577</text:p>
          </table:table-cell>
          <table:table-cell table:formula="of:= 1/([.A17]+0.073236)" office:value-type="float" office:value="0.0105182072481471" calcext:value-type="float">
            <text:p>0.0105182072</text:p>
          </table:table-cell>
          <table:table-cell table:formula="of:= 1/([.A17]-13.2132)" office:value-type="float" office:value="0.0122269119222173" calcext:value-type="float">
            <text:p>0.012226911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3.229401" calcext:value-type="float">
            <text:p>303.229401</text:p>
          </table:table-cell>
          <table:table-cell table:formula="of:= 1/([.A18]-0.0427763)" office:value-type="float" office:value="0.0100042794605949" calcext:value-type="float">
            <text:p>0.0100042795</text:p>
          </table:table-cell>
          <table:table-cell table:formula="of:= 1/([.A18]+0.073236)" office:value-type="float" office:value="0.00999268175958655" calcext:value-type="float">
            <text:p>0.0099926818</text:p>
          </table:table-cell>
          <table:table-cell table:formula="of:= 1/([.A18]-13.2132)" office:value-type="float" office:value="0.0115224895951919" calcext:value-type="float">
            <text:p>0.011522489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5.962463" calcext:value-type="float">
            <text:p>285.962463</text:p>
          </table:table-cell>
          <table:table-cell table:formula="of:= 1/([.A19]-0.0427763)" office:value-type="float" office:value="0.00952769104162194" calcext:value-type="float">
            <text:p>0.009527691</text:p>
          </table:table-cell>
          <table:table-cell table:formula="of:= 1/([.A19]+0.073236)" office:value-type="float" office:value="0.00951717143269481" calcext:value-type="float">
            <text:p>0.0095171714</text:p>
          </table:table-cell>
          <table:table-cell table:formula="of:= 1/([.A19]-13.2132)" office:value-type="float" office:value="0.0108948127617479" calcext:value-type="float">
            <text:p>0.010894812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2.91394" calcext:value-type="float">
            <text:p>272.91394</text:p>
          </table:table-cell>
          <table:table-cell table:formula="of:= 1/([.A20]-0.0427763)" office:value-type="float" office:value="0.00909444569761359" calcext:value-type="float">
            <text:p>0.0090944457</text:p>
          </table:table-cell>
          <table:table-cell table:formula="of:= 1/([.A20]+0.073236)" office:value-type="float" office:value="0.00908486055593024" calcext:value-type="float">
            <text:p>0.0090848606</text:p>
          </table:table-cell>
          <table:table-cell table:formula="of:= 1/([.A20]-13.2132)" office:value-type="float" office:value="0.0103319874197721" calcext:value-type="float">
            <text:p>0.010331987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9.709839" calcext:value-type="float">
            <text:p>259.709839</text:p>
          </table:table-cell>
          <table:table-cell table:formula="of:= 1/([.A21]-0.0427763)" office:value-type="float" office:value="0.00869888788032726" calcext:value-type="float">
            <text:p>0.0086988879</text:p>
          </table:table-cell>
          <table:table-cell table:formula="of:= 1/([.A21]+0.073236)" office:value-type="float" office:value="0.0086901180045028" calcext:value-type="float">
            <text:p>0.008690118</text:p>
          </table:table-cell>
          <table:table-cell table:formula="of:= 1/([.A21]-13.2132)" office:value-type="float" office:value="0.00982445660930494" calcext:value-type="float">
            <text:p>0.009824456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6.837418" calcext:value-type="float">
            <text:p>246.837418</text:p>
          </table:table-cell>
          <table:table-cell table:formula="of:= 1/([.A22]-0.0427763)" office:value-type="float" office:value="0.00833630496901872" calcext:value-type="float">
            <text:p>0.008336305</text:p>
          </table:table-cell>
          <table:table-cell table:formula="of:= 1/([.A22]+0.073236)" office:value-type="float" office:value="0.00832825060199094" calcext:value-type="float">
            <text:p>0.0083282506</text:p>
          </table:table-cell>
          <table:table-cell table:formula="of:= 1/([.A22]-13.2132)" office:value-type="float" office:value="0.00936445328448835" calcext:value-type="float">
            <text:p>0.009364453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1.581665" calcext:value-type="float">
            <text:p>241.581665</text:p>
          </table:table-cell>
          <table:table-cell table:formula="of:= 1/([.A23]-0.0427763)" office:value-type="float" office:value="0.00800273862038438" calcext:value-type="float">
            <text:p>0.0080027386</text:p>
          </table:table-cell>
          <table:table-cell table:formula="of:= 1/([.A23]+0.073236)" office:value-type="float" office:value="0.00799531564051001" calcext:value-type="float">
            <text:p>0.0079953156</text:p>
          </table:table-cell>
          <table:table-cell table:formula="of:= 1/([.A23]-13.2132)" office:value-type="float" office:value="0.00894560001717555" calcext:value-type="float">
            <text:p>0.008945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9.739151" calcext:value-type="float">
            <text:p>229.739151</text:p>
          </table:table-cell>
          <table:table-cell table:formula="of:= 1/([.A24]-0.0427763)" office:value-type="float" office:value="0.00769483966746206" calcext:value-type="float">
            <text:p>0.0076948397</text:p>
          </table:table-cell>
          <table:table-cell table:formula="of:= 1/([.A24]+0.073236)" office:value-type="float" office:value="0.00768797664109779" calcext:value-type="float">
            <text:p>0.0076879766</text:p>
          </table:table-cell>
          <table:table-cell table:formula="of:= 1/([.A24]-13.2132)" office:value-type="float" office:value="0.00856261152801515" calcext:value-type="float">
            <text:p>0.008562611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0.405472" calcext:value-type="float">
            <text:p>220.405472</text:p>
          </table:table-cell>
          <table:table-cell table:formula="of:= 1/([.A25]-0.0427763)" office:value-type="float" office:value="0.00740975527344077" calcext:value-type="float">
            <text:p>0.0074097553</text:p>
          </table:table-cell>
          <table:table-cell table:formula="of:= 1/([.A25]+0.073236)" office:value-type="float" office:value="0.00740339114996845" calcext:value-type="float">
            <text:p>0.0074033911</text:p>
          </table:table-cell>
          <table:table-cell table:formula="of:= 1/([.A25]-13.2132)" office:value-type="float" office:value="0.0082110704936824" calcext:value-type="float">
            <text:p>0.008211070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3.918808" calcext:value-type="float">
            <text:p>213.918808</text:p>
          </table:table-cell>
          <table:table-cell table:formula="of:= 1/([.A26]-0.0427763)" office:value-type="float" office:value="0.00714504027418772" calcext:value-type="float">
            <text:p>0.0071450403</text:p>
          </table:table-cell>
          <table:table-cell table:formula="of:= 1/([.A26]+0.073236)" office:value-type="float" office:value="0.00713912256585548" calcext:value-type="float">
            <text:p>0.0071391226</text:p>
          </table:table-cell>
          <table:table-cell table:formula="of:= 1/([.A26]-13.2132)" office:value-type="float" office:value="0.00788725640208602" calcext:value-type="float">
            <text:p>0.007887256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6.017838" calcext:value-type="float">
            <text:p>206.017838</text:p>
          </table:table-cell>
          <table:table-cell table:formula="of:= 1/([.A27]-0.0427763)" office:value-type="float" office:value="0.00689858686911372" calcext:value-type="float">
            <text:p>0.0068985869</text:p>
          </table:table-cell>
          <table:table-cell table:formula="of:= 1/([.A27]+0.073236)" office:value-type="float" office:value="0.00689307020076398" calcext:value-type="float">
            <text:p>0.0068930702</text:p>
          </table:table-cell>
          <table:table-cell table:formula="of:= 1/([.A27]-13.2132)" office:value-type="float" office:value="0.00758801336704435" calcext:value-type="float">
            <text:p>0.007588013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7.072037" calcext:value-type="float">
            <text:p>197.072037</text:p>
          </table:table-cell>
          <table:table-cell table:formula="of:= 1/([.A28]-0.0427763)" office:value-type="float" office:value="0.00666856837787668" calcext:value-type="float">
            <text:p>0.0066685684</text:p>
          </table:table-cell>
          <table:table-cell table:formula="of:= 1/([.A28]+0.073236)" office:value-type="float" office:value="0.00666341332174646" calcext:value-type="float">
            <text:p>0.0066634133</text:p>
          </table:table-cell>
          <table:table-cell table:formula="of:= 1/([.A28]-13.2132)" office:value-type="float" office:value="0.00731064693376846" calcext:value-type="float">
            <text:p>0.007310646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8.480133" calcext:value-type="float">
            <text:p>188.480133</text:p>
          </table:table-cell>
          <table:table-cell table:formula="of:= 1/([.A29]-0.0427763)" office:value-type="float" office:value="0.00645339388588956" calcext:value-type="float">
            <text:p>0.0064533939</text:p>
          </table:table-cell>
          <table:table-cell table:formula="of:= 1/([.A29]+0.073236)" office:value-type="float" office:value="0.00644856601818769" calcext:value-type="float">
            <text:p>0.006448566</text:p>
          </table:table-cell>
          <table:table-cell table:formula="of:= 1/([.A29]-13.2132)" office:value-type="float" office:value="0.00705284271878623" calcext:value-type="float">
            <text:p>0.007052842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3.648972" calcext:value-type="float">
            <text:p>183.648972</text:p>
          </table:table-cell>
          <table:table-cell table:formula="of:= 1/([.A30]-0.0427763)" office:value-type="float" office:value="0.00625167139606962" calcext:value-type="float">
            <text:p>0.0062516714</text:p>
          </table:table-cell>
          <table:table-cell table:formula="of:= 1/([.A30]+0.073236)" office:value-type="float" office:value="0.006247140527602" calcext:value-type="float">
            <text:p>0.0062471405</text:p>
          </table:table-cell>
          <table:table-cell table:formula="of:= 1/([.A30]-13.2132)" office:value-type="float" office:value="0.00681260167808004" calcext:value-type="float">
            <text:p>0.006812601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3.439301" calcext:value-type="float">
            <text:p>173.439301</text:p>
          </table:table-cell>
          <table:table-cell table:formula="of:= 1/([.A31]-0.0427763)" office:value-type="float" office:value="0.00606217768200715" calcext:value-type="float">
            <text:p>0.0060621777</text:p>
          </table:table-cell>
          <table:table-cell table:formula="of:= 1/([.A31]+0.073236)" office:value-type="float" office:value="0.00605791722650909" calcext:value-type="float">
            <text:p>0.0060579172</text:p>
          </table:table-cell>
          <table:table-cell table:formula="of:= 1/([.A31]-13.2132)" office:value-type="float" office:value="0.00658818816919521" calcext:value-type="float">
            <text:p>0.00658818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.930878" calcext:value-type="float">
            <text:p>168.930878</text:p>
          </table:table-cell>
          <table:table-cell table:formula="of:= 1/([.A32]-0.0427763)" office:value-type="float" office:value="0.00588383346250201" calcext:value-type="float">
            <text:p>0.0058838335</text:p>
          </table:table-cell>
          <table:table-cell table:formula="of:= 1/([.A32]+0.073236)" office:value-type="float" office:value="0.00587981991475719" calcext:value-type="float">
            <text:p>0.0058798199</text:p>
          </table:table-cell>
          <table:table-cell table:formula="of:= 1/([.A32]-13.2132)" office:value-type="float" office:value="0.00637808795128161" calcext:value-type="float">
            <text:p>0.00637808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4.415863" calcext:value-type="float">
            <text:p>164.415863</text:p>
          </table:table-cell>
          <table:table-cell table:formula="of:= 1/([.A33]-0.0427763)" office:value-type="float" office:value="0.00571568283293467" calcext:value-type="float">
            <text:p>0.0057156828</text:p>
          </table:table-cell>
          <table:table-cell table:formula="of:= 1/([.A33]+0.073236)" office:value-type="float" office:value="0.0057118953350471" calcext:value-type="float">
            <text:p>0.0057118953</text:p>
          </table:table-cell>
          <table:table-cell table:formula="of:= 1/([.A33]-13.2132)" office:value-type="float" office:value="0.00618097397315479" calcext:value-type="float">
            <text:p>0.00618097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9.784821" calcext:value-type="float">
            <text:p>159.784821</text:p>
          </table:table-cell>
          <table:table-cell table:formula="of:= 1/([.A34]-0.0427763)" office:value-type="float" office:value="0.00555687612555672" calcext:value-type="float">
            <text:p>0.0055568761</text:p>
          </table:table-cell>
          <table:table-cell table:formula="of:= 1/([.A34]+0.073236)" office:value-type="float" office:value="0.00555329610448051" calcext:value-type="float">
            <text:p>0.0055532961</text:p>
          </table:table-cell>
          <table:table-cell table:formula="of:= 1/([.A34]-13.2132)" office:value-type="float" office:value="0.0059956783150705" calcext:value-type="float">
            <text:p>0.005995678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5.557556" calcext:value-type="float">
            <text:p>155.557556</text:p>
          </table:table-cell>
          <table:table-cell table:formula="of:= 1/([.A35]-0.0427763)" office:value-type="float" office:value="0.00540665554983674" calcext:value-type="float">
            <text:p>0.0054066555</text:p>
          </table:table-cell>
          <table:table-cell table:formula="of:= 1/([.A35]+0.073236)" office:value-type="float" office:value="0.0054032664128702" calcext:value-type="float">
            <text:p>0.0054032664</text:p>
          </table:table-cell>
          <table:table-cell table:formula="of:= 1/([.A35]-13.2132)" office:value-type="float" office:value="0.00582116903044937" calcext:value-type="float">
            <text:p>0.00582116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8.91713" calcext:value-type="float">
            <text:p>148.91713</text:p>
          </table:table-cell>
          <table:table-cell table:formula="of:= 1/([.A36]-0.0427763)" office:value-type="float" office:value="0.0052643431006304" calcext:value-type="float">
            <text:p>0.0052643431</text:p>
          </table:table-cell>
          <table:table-cell table:formula="of:= 1/([.A36]+0.073236)" office:value-type="float" office:value="0.00526112997834161" calcext:value-type="float">
            <text:p>0.00526113</text:p>
          </table:table-cell>
          <table:table-cell table:formula="of:= 1/([.A36]-13.2132)" office:value-type="float" office:value="0.00565653091746669" calcext:value-type="float">
            <text:p>0.005656530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2.85585" calcext:value-type="float">
            <text:p>142.85585</text:p>
          </table:table-cell>
          <table:table-cell table:formula="of:= 1/([.A37]-0.0427763)" office:value-type="float" office:value="0.00512933032704035" calcext:value-type="float">
            <text:p>0.0051293303</text:p>
          </table:table-cell>
          <table:table-cell table:formula="of:= 1/([.A37]+0.073236)" office:value-type="float" office:value="0.0051262798552232" calcext:value-type="float">
            <text:p>0.0051262799</text:p>
          </table:table-cell>
          <table:table-cell table:formula="of:= 1/([.A37]-13.2132)" office:value-type="float" office:value="0.00550094946387747" calcext:value-type="float">
            <text:p>0.005500949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.227722" calcext:value-type="float">
            <text:p>141.227722</text:p>
          </table:table-cell>
          <table:table-cell table:formula="of:= 1/([.A38]-0.0427763)" office:value-type="float" office:value="0.00500106963627541" calcext:value-type="float">
            <text:p>0.0050010696</text:p>
          </table:table-cell>
          <table:table-cell table:formula="of:= 1/([.A38]+0.073236)" office:value-type="float" office:value="0.00499816977019355" calcext:value-type="float">
            <text:p>0.0049981698</text:p>
          </table:table-cell>
          <table:table-cell table:formula="of:= 1/([.A38]-13.2132)" office:value-type="float" office:value="0.005353697370478" calcext:value-type="float">
            <text:p>0.005353697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7.578461" calcext:value-type="float">
            <text:p>137.578461</text:p>
          </table:table-cell>
          <table:table-cell table:formula="of:= 1/([.A39]-0.0427763)" office:value-type="float" office:value="0.00487906687038131" calcext:value-type="float">
            <text:p>0.0048790669</text:p>
          </table:table-cell>
          <table:table-cell table:formula="of:= 1/([.A39]+0.073236)" office:value-type="float" office:value="0.00487630672585671" calcext:value-type="float">
            <text:p>0.0048763067</text:p>
          </table:table-cell>
          <table:table-cell table:formula="of:= 1/([.A39]-13.2132)" office:value-type="float" office:value="0.00521412318261736" calcext:value-type="float">
            <text:p>0.005214123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2.985153" calcext:value-type="float">
            <text:p>132.985153</text:p>
          </table:table-cell>
          <table:table-cell table:formula="of:= 1/([.A40]-0.0427763)" office:value-type="float" office:value="0.00476287494365454" calcext:value-type="float">
            <text:p>0.0047628749</text:p>
          </table:table-cell>
          <table:table-cell table:formula="of:= 1/([.A40]+0.073236)" office:value-type="float" office:value="0.00476024466058113" calcext:value-type="float">
            <text:p>0.0047602447</text:p>
          </table:table-cell>
          <table:table-cell table:formula="of:= 1/([.A40]-13.2132)" office:value-type="float" office:value="0.00508164165482644" calcext:value-type="float">
            <text:p>0.0050816417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8.541962" calcext:value-type="float">
            <text:p>128.541962</text:p>
          </table:table-cell>
          <table:table-cell table:formula="of:= 1/([.A41]-0.0427763)" office:value-type="float" office:value="0.00465208836803562" calcext:value-type="float">
            <text:p>0.0046520884</text:p>
          </table:table-cell>
          <table:table-cell table:formula="of:= 1/([.A41]+0.073236)" office:value-type="float" office:value="0.00464957899271112" calcext:value-type="float">
            <text:p>0.004649579</text:p>
          </table:table-cell>
          <table:table-cell table:formula="of:= 1/([.A41]-13.2132)" office:value-type="float" office:value="0.00495572554795457" calcext:value-type="float">
            <text:p>0.004955725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4.143089" calcext:value-type="float">
            <text:p>124.143089</text:p>
          </table:table-cell>
          <table:table-cell table:formula="of:= 1/([.A42]-0.0427763)" office:value-type="float" office:value="0.0045463385251848" calcext:value-type="float">
            <text:p>0.0045463385</text:p>
          </table:table-cell>
          <table:table-cell table:formula="of:= 1/([.A42]+0.073236)" office:value-type="float" office:value="0.00454394190850177" calcext:value-type="float">
            <text:p>0.0045439419</text:p>
          </table:table-cell>
          <table:table-cell table:formula="of:= 1/([.A42]-13.2132)" office:value-type="float" office:value="0.00483589861635269" calcext:value-type="float">
            <text:p>0.004835898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9.612282" calcext:value-type="float">
            <text:p>119.612282</text:p>
          </table:table-cell>
          <table:table-cell table:formula="of:= 1/([.A43]-0.0427763)" office:value-type="float" office:value="0.00444528956906753" calcext:value-type="float">
            <text:p>0.0044452896</text:p>
          </table:table-cell>
          <table:table-cell table:formula="of:= 1/([.A43]+0.073236)" office:value-type="float" office:value="0.0044429982781249" calcext:value-type="float">
            <text:p>0.0044429983</text:p>
          </table:table-cell>
          <table:table-cell table:formula="of:= 1/([.A43]-13.2132)" office:value-type="float" office:value="0.00472172958843516" calcext:value-type="float">
            <text:p>0.004721729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9.571228" calcext:value-type="float">
            <text:p>119.571228</text:p>
          </table:table-cell>
          <table:table-cell table:formula="of:= 1/([.A44]-0.0427763)" office:value-type="float" office:value="0.00434863486308476" calcext:value-type="float">
            <text:p>0.0043486349</text:p>
          </table:table-cell>
          <table:table-cell table:formula="of:= 1/([.A44]+0.073236)" office:value-type="float" office:value="0.00434644210420025" calcext:value-type="float">
            <text:p>0.0043464421</text:p>
          </table:table-cell>
          <table:table-cell table:formula="of:= 1/([.A44]-13.2132)" office:value-type="float" office:value="0.00461282698024049" calcext:value-type="float">
            <text:p>0.004612827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5.105141" calcext:value-type="float">
            <text:p>115.105141</text:p>
          </table:table-cell>
          <table:table-cell table:formula="of:= 1/([.A45]-0.0427763)" office:value-type="float" office:value="0.00425609387212043" calcext:value-type="float">
            <text:p>0.0042560939</text:p>
          </table:table-cell>
          <table:table-cell table:formula="of:= 1/([.A45]+0.073236)" office:value-type="float" office:value="0.00425399342356439" calcext:value-type="float">
            <text:p>0.0042539934</text:p>
          </table:table-cell>
          <table:table-cell table:formula="of:= 1/([.A45]-13.2132)" office:value-type="float" office:value="0.00450883461053588" calcext:value-type="float">
            <text:p>0.004508834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2.11821" calcext:value-type="float">
            <text:p>112.11821</text:p>
          </table:table-cell>
          <table:table-cell table:formula="of:= 1/([.A46]-0.0427763)" office:value-type="float" office:value="0.00416740944315235" calcext:value-type="float">
            <text:p>0.0041674094</text:p>
          </table:table-cell>
          <table:table-cell table:formula="of:= 1/([.A46]+0.073236)" office:value-type="float" office:value="0.00416539559620049" calcext:value-type="float">
            <text:p>0.0041653956</text:p>
          </table:table-cell>
          <table:table-cell table:formula="of:= 1/([.A46]-13.2132)" office:value-type="float" office:value="0.00440942770919648" calcext:value-type="float">
            <text:p>0.0044094277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0.544235" calcext:value-type="float">
            <text:p>110.544235</text:p>
          </table:table-cell>
          <table:table-cell table:formula="of:= 1/([.A47]-0.0427763)" office:value-type="float" office:value="0.00408234541890752" calcext:value-type="float">
            <text:p>0.0040823454</text:p>
          </table:table-cell>
          <table:table-cell table:formula="of:= 1/([.A47]+0.073236)" office:value-type="float" office:value="0.00408041292603653" calcext:value-type="float">
            <text:p>0.0040804129</text:p>
          </table:table-cell>
          <table:table-cell table:formula="of:= 1/([.A47]-13.2132)" office:value-type="float" office:value="0.00431430952927432" calcext:value-type="float">
            <text:p>0.004314309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.415085" calcext:value-type="float">
            <text:p>106.415085</text:p>
          </table:table-cell>
          <table:table-cell table:formula="of:= 1/([.A48]-0.0427763)" office:value-type="float" office:value="0.004000684537928" calcext:value-type="float">
            <text:p>0.0040006845</text:p>
          </table:table-cell>
          <table:table-cell table:formula="of:= 1/([.A48]+0.073236)" office:value-type="float" office:value="0.00399882856716422" calcext:value-type="float">
            <text:p>0.0039988286</text:p>
          </table:table-cell>
          <table:table-cell table:formula="of:= 1/([.A48]-13.2132)" office:value-type="float" office:value="0.00422320838830543" calcext:value-type="float">
            <text:p>0.004223208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3.576828" calcext:value-type="float">
            <text:p>103.576828</text:p>
          </table:table-cell>
          <table:table-cell table:formula="of:= 1/([.A49]-0.0427763)" office:value-type="float" office:value="0.00392222658172913" calcext:value-type="float">
            <text:p>0.0039222266</text:p>
          </table:table-cell>
          <table:table-cell table:formula="of:= 1/([.A49]+0.073236)" office:value-type="float" office:value="0.00392044267631434" calcext:value-type="float">
            <text:p>0.0039204427</text:p>
          </table:table-cell>
          <table:table-cell table:formula="of:= 1/([.A49]-13.2132)" office:value-type="float" office:value="0.00413587507672048" calcext:value-type="float">
            <text:p>0.004135875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.505157" calcext:value-type="float">
            <text:p>101.505157</text:p>
          </table:table-cell>
          <table:table-cell table:formula="of:= 1/([.A50]-0.0427763)" office:value-type="float" office:value="0.00384678673578248" calcext:value-type="float">
            <text:p>0.0038467867</text:p>
          </table:table-cell>
          <table:table-cell table:formula="of:= 1/([.A50]+0.073236)" office:value-type="float" office:value="0.00384507077844796" calcext:value-type="float">
            <text:p>0.0038450708</text:p>
          </table:table-cell>
          <table:table-cell table:formula="of:= 1/([.A50]-13.2132)" office:value-type="float" office:value="0.00405208058129527" calcext:value-type="float">
            <text:p>0.004052080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.34301" calcext:value-type="float">
            <text:p>97.34301</text:p>
          </table:table-cell>
          <table:table-cell table:formula="of:= 1/([.A51]-0.0427763)" office:value-type="float" office:value="0.00377419413607782" calcext:value-type="float">
            <text:p>0.0037741941</text:p>
          </table:table-cell>
          <table:table-cell table:formula="of:= 1/([.A51]+0.073236)" office:value-type="float" office:value="0.00377254231732396" calcext:value-type="float">
            <text:p>0.0037725423</text:p>
          </table:table-cell>
          <table:table-cell table:formula="of:= 1/([.A51]-13.2132)" office:value-type="float" office:value="0.00397161407984851" calcext:value-type="float">
            <text:p>0.003971614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7.012688" calcext:value-type="float">
            <text:p>97.012688</text:p>
          </table:table-cell>
          <table:table-cell table:formula="of:= 1/([.A52]-0.0427763)" office:value-type="float" office:value="0.00370429057720377" calcext:value-type="float">
            <text:p>0.0037042906</text:p>
          </table:table-cell>
          <table:table-cell table:formula="of:= 1/([.A52]+0.073236)" office:value-type="float" office:value="0.00370269936707094" calcext:value-type="float">
            <text:p>0.0037026994</text:p>
          </table:table-cell>
          <table:table-cell table:formula="of:= 1/([.A52]-13.2132)" office:value-type="float" office:value="0.00389428117021591" calcext:value-type="float">
            <text:p>0.003894281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2.582024" calcext:value-type="float">
            <text:p>92.582024</text:p>
          </table:table-cell>
          <table:table-cell table:formula="of:= 1/([.A53]-0.0427763)" office:value-type="float" office:value="0.00363692936138706" calcext:value-type="float">
            <text:p>0.0036369294</text:p>
          </table:table-cell>
          <table:table-cell table:formula="of:= 1/([.A53]+0.073236)" office:value-type="float" office:value="0.0036353954842775" calcext:value-type="float">
            <text:p>0.0036353955</text:p>
          </table:table-cell>
          <table:table-cell table:formula="of:= 1/([.A53]-13.2132)" office:value-type="float" office:value="0.00381990230217872" calcext:value-type="float">
            <text:p>0.003819902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2.369164" calcext:value-type="float">
            <text:p>92.369164</text:p>
          </table:table-cell>
          <table:table-cell table:formula="of:= 1/([.A54]-0.0427763)" office:value-type="float" office:value="0.00357197427086787" calcext:value-type="float">
            <text:p>0.0035719743</text:p>
          </table:table-cell>
          <table:table-cell table:formula="of:= 1/([.A54]+0.073236)" office:value-type="float" office:value="0.00357049468304069" calcext:value-type="float">
            <text:p>0.0035704947</text:p>
          </table:table-cell>
          <table:table-cell table:formula="of:= 1/([.A54]-13.2132)" office:value-type="float" office:value="0.00374831138572073" calcext:value-type="float">
            <text:p>0.003748311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7.760735" calcext:value-type="float">
            <text:p>87.760735</text:p>
          </table:table-cell>
          <table:table-cell table:formula="of:= 1/([.A55]-0.0427763)" office:value-type="float" office:value="0.00350929864846237" calcext:value-type="float">
            <text:p>0.0035092986</text:p>
          </table:table-cell>
          <table:table-cell table:formula="of:= 1/([.A55]+0.073236)" office:value-type="float" office:value="0.00350787051787633" calcext:value-type="float">
            <text:p>0.0035078705</text:p>
          </table:table-cell>
          <table:table-cell table:formula="of:= 1/([.A55]-13.2132)" office:value-type="float" office:value="0.00367935455290691" calcext:value-type="float">
            <text:p>0.003679354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.323524" calcext:value-type="float">
            <text:p>91.323524</text:p>
          </table:table-cell>
          <table:table-cell table:formula="of:= 1/([.A56]-0.0427763)" office:value-type="float" office:value="0.00344878457325359" calcext:value-type="float">
            <text:p>0.0034487846</text:p>
          </table:table-cell>
          <table:table-cell table:formula="of:= 1/([.A56]+0.073236)" office:value-type="float" office:value="0.00344740526147679" calcext:value-type="float">
            <text:p>0.0034474053</text:p>
          </table:table-cell>
          <table:table-cell table:formula="of:= 1/([.A56]-13.2132)" office:value-type="float" office:value="0.00361288905395778" calcext:value-type="float">
            <text:p>0.003612889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7.55265" calcext:value-type="float">
            <text:p>87.55265</text:p>
          </table:table-cell>
          <table:table-cell table:formula="of:= 1/([.A57]-0.0427763)" office:value-type="float" office:value="0.0033903221201224" calcext:value-type="float">
            <text:p>0.0033903221</text:p>
          </table:table-cell>
          <table:table-cell table:formula="of:= 1/([.A57]+0.073236)" office:value-type="float" office:value="0.00338898916606588" calcext:value-type="float">
            <text:p>0.0033889892</text:p>
          </table:table-cell>
          <table:table-cell table:formula="of:= 1/([.A57]-13.2132)" office:value-type="float" office:value="0.00354878227085158" calcext:value-type="float">
            <text:p>0.003548782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.223106" calcext:value-type="float">
            <text:p>83.223106</text:p>
          </table:table-cell>
          <table:table-cell table:formula="of:= 1/([.A58]-0.0427763)" office:value-type="float" office:value="0.00333380869333603" calcext:value-type="float">
            <text:p>0.0033338087</text:p>
          </table:table-cell>
          <table:table-cell table:formula="of:= 1/([.A58]+0.073236)" office:value-type="float" office:value="0.0033325197986001" calcext:value-type="float">
            <text:p>0.0033325198</text:p>
          </table:table-cell>
          <table:table-cell table:formula="of:= 1/([.A58]-13.2132)" office:value-type="float" office:value="0.00348691083411091" calcext:value-type="float">
            <text:p>0.00348691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vzorce</text:p>
          </table:table-cell>
          <table:covered-table-cell table:number-columns-repeated="3"/>
        </table:table-row>
        <table:table-row table:style-name="ro2">
          <table:table-cell table:number-columns-repeated="5"/>
          <table:table-cell table:style-name="ce2" office:value-type="string" calcext:value-type="string">
            <text:p>pocatecni hodnota 45mm</text:p>
          </table:table-cell>
          <table:table-cell table:style-name="ce2" office:value-type="string" calcext:value-type="string">
            <text:p>pocatecni hodnota 40mm</text:p>
          </table:table-cell>
          <table:table-cell table:style-name="ce2" office:value-type="string" calcext:value-type="string">
            <text:p>pocatecni hodnota 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office:value-type="float" office:value="-0.0427763" calcext:value-type="float">
            <text:p>-0.0427763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-13.2132" calcext:value-type="float">
            <text:p>-13.2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style-name="ce3" office:value-type="float" office:value="0.0000309278" calcext:value-type="float">
            <text:p>3.092780E-005</text:p>
          </table:table-cell>
          <table:table-cell table:style-name="ce3" office:value-type="float" office:value="0.0000318377" calcext:value-type="float">
            <text:p>3.183770E-005</text:p>
          </table:table-cell>
          <table:table-cell table:style-name="ce3" office:value-type="float" office:value="0.0000943108" calcext:value-type="float">
            <text:p>9.431080E-0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0.000658099" calcext:value-type="float">
            <text:p>0.000658099</text:p>
          </table:table-cell>
          <table:table-cell table:style-name="ce3" office:value-type="float" office:value="0.000491868" calcext:value-type="float">
            <text:p>4.918680E-004</text:p>
          </table:table-cell>
          <table:table-cell table:style-name="ce3" office:value-type="float" office:value="0.000422654" calcext:value-type="float">
            <text:p>4.226540E-0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'=1/m</text:p>
          </table:table-cell>
          <table:table-cell table:formula="of:=1/[.F64]" office:value-type="float" office:value="32333.3699778193" calcext:value-type="float">
            <text:p>32333.3699778193</text:p>
          </table:table-cell>
          <table:table-cell table:formula="of:=1/[.G64]" office:value-type="float" office:value="31409.3040640499" calcext:value-type="float">
            <text:p>31409.3040640499</text:p>
          </table:table-cell>
          <table:table-cell table:formula="of:=1/[.H64]" office:value-type="float" office:value="10603.2395017326" calcext:value-type="float">
            <text:p>10603.23950173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' (rounded)</text:p>
          </table:table-cell>
          <table:table-cell table:style-name="ce4" table:formula="of:=1/[.F64]" office:value-type="float" office:value="32333.3699778193" calcext:value-type="float">
            <text:p>32333.4</text:p>
          </table:table-cell>
          <table:table-cell table:style-name="ce4" table:formula="of:=1/[.G64]" office:value-type="float" office:value="31409.3040640499" calcext:value-type="float">
            <text:p>31409.3</text:p>
          </table:table-cell>
          <table:table-cell table:style-name="ce4" table:formula="of:=1/[.H64]" office:value-type="float" office:value="10603.2395017326" calcext:value-type="float">
            <text:p>1060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'=b/m</text:p>
          </table:table-cell>
          <table:table-cell table:formula="of:=[.F65]/[.F64]" office:value-type="float" office:value="21.2785584490329" calcext:value-type="float">
            <text:p>21.278558449</text:p>
          </table:table-cell>
          <table:table-cell table:formula="of:=[.G65]/[.G64]" office:value-type="float" office:value="15.4492315713761" calcext:value-type="float">
            <text:p>15.4492315714</text:p>
          </table:table-cell>
          <table:table-cell table:formula="of:=[.H65]/[.H64]" office:value-type="float" office:value="4.48150158836528" calcext:value-type="float">
            <text:p>4.48150158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' (rounded)</text:p>
          </table:table-cell>
          <table:table-cell table:style-name="ce4" table:formula="of:=[.F65]/[.F64]" office:value-type="float" office:value="21.2785584490329" calcext:value-type="float">
            <text:p>21.3</text:p>
          </table:table-cell>
          <table:table-cell table:style-name="ce4" table:formula="of:=[.G65]/[.G64]" office:value-type="float" office:value="15.4492315713761" calcext:value-type="float">
            <text:p>15.4</text:p>
          </table:table-cell>
          <table:table-cell table:style-name="ce4" table:formula="of:=[.H65]/[.H64]" office:value-type="float" office:value="4.48150158836528" calcext:value-type="float">
            <text:p>4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=m'/(D+b')-k</text:p>
          </table:table-cell>
          <table:table-cell office:value-type="string" calcext:value-type="string">
            <text:p>R = 32333.4/(D+21.3)+0.043</text:p>
          </table:table-cell>
          <table:table-cell office:value-type="string" calcext:value-type="string">
            <text:p>R = 31409.3/(D+15.4)-0.073</text:p>
          </table:table-cell>
          <table:table-cell office:value-type="string" calcext:value-type="string">
            <text:p>R = 10603.2/(D+4.5)+13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6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0:53:48.96011036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4T11:27:29.659519207</dc:date>
    <meta:generator>LibreOffice/4.3.6.2$Linux_X86_64 LibreOffice_project/430m0$Build-2</meta:generator>
    <meta:editing-duration>PT1H46M50S</meta:editing-duration>
    <meta:editing-cycles>15</meta:editing-cycles>
    <meta:document-statistic meta:table-count="1" meta:cell-count="3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78cm" svg:height="9.039cm" xlink:href=".." xlink:type="simple" chart:class="chart:scatter" chart:style-name="ch1">
        <chart:legend chart:legend-position="end" svg:x="12.894cm" svg:y="4.22cm" style:legend-expansion="high" chart:style-name="ch2"/>
        <chart:plot-area chart:style-name="ch3" table:cell-range-address="List1.A5:List1.A58 List1.B1:List1.B58" svg:x="0.283cm" svg:y="0.183cm" svg:width="12.237cm" svg:height="8.672cm">
          <chartooo:coordinate-region svg:x="1.169cm" svg:y="0.382cm" svg:width="11.032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B1:List1.B58" chart:class="chart:scatter">
            <chart:domain table:cell-range-address="List1.A5:List1.A58"/>
            <chart:data-point chart:repeated="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List1.A5:List1.A58</svg:desc>
                </draw:g>
              </table:table-cell>
              <table:table-cell office:value-type="float" office:value="311.951996">
                <text:p>311.951996</text:p>
                <draw:g>
                  <svg:desc>List1.B1:Lis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51.683899">
                <text:p>351.683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94.997375">
                <text:p>494.997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63.223999">
                <text:p>463.223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602.040466">
                <text:p>602.040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94.008057">
                <text:p>694.008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683.362">
                <text:p>683.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22.020752">
                <text:p>622.020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569.598022">
                <text:p>569.598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17.64917">
                <text:p>517.64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483.543304">
                <text:p>483.543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444.879089">
                <text:p>444.879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411.24176">
                <text:p>411.24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387.9505">
                <text:p>387.9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360.363892">
                <text:p>360.363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">
                <text:p>110</text:p>
              </table:table-cell>
              <table:table-cell office:value-type="float" office:value="338.978729">
                <text:p>338.978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">
                <text:p>115</text:p>
              </table:table-cell>
              <table:table-cell office:value-type="float" office:value="321.701935">
                <text:p>321.701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303.229401">
                <text:p>303.229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285.962463">
                <text:p>285.962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272.91394">
                <text:p>272.91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">
                <text:p>135</text:p>
              </table:table-cell>
              <table:table-cell office:value-type="float" office:value="259.709839">
                <text:p>259.709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246.837418">
                <text:p>246.837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241.581665">
                <text:p>241.581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229.739151">
                <text:p>229.739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">
                <text:p>155</text:p>
              </table:table-cell>
              <table:table-cell office:value-type="float" office:value="220.405472">
                <text:p>220.405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213.918808">
                <text:p>213.918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">
                <text:p>165</text:p>
              </table:table-cell>
              <table:table-cell office:value-type="float" office:value="206.017838">
                <text:p>206.017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">
                <text:p>170</text:p>
              </table:table-cell>
              <table:table-cell office:value-type="float" office:value="197.072037">
                <text:p>197.072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">
                <text:p>175</text:p>
              </table:table-cell>
              <table:table-cell office:value-type="float" office:value="188.480133">
                <text:p>188.480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183.648972">
                <text:p>183.648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">
                <text:p>185</text:p>
              </table:table-cell>
              <table:table-cell office:value-type="float" office:value="173.439301">
                <text:p>173.439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0">
                <text:p>190</text:p>
              </table:table-cell>
              <table:table-cell office:value-type="float" office:value="168.930878">
                <text:p>168.930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">
                <text:p>195</text:p>
              </table:table-cell>
              <table:table-cell office:value-type="float" office:value="164.415863">
                <text:p>164.415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159.784821">
                <text:p>159.784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">
                <text:p>205</text:p>
              </table:table-cell>
              <table:table-cell office:value-type="float" office:value="155.557556">
                <text:p>155.557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">
                <text:p>210</text:p>
              </table:table-cell>
              <table:table-cell office:value-type="float" office:value="148.91713">
                <text:p>148.91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">
                <text:p>215</text:p>
              </table:table-cell>
              <table:table-cell office:value-type="float" office:value="142.85585">
                <text:p>142.85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">
                <text:p>220</text:p>
              </table:table-cell>
              <table:table-cell office:value-type="float" office:value="141.227722">
                <text:p>141.227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">
                <text:p>225</text:p>
              </table:table-cell>
              <table:table-cell office:value-type="float" office:value="137.578461">
                <text:p>137.578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0">
                <text:p>230</text:p>
              </table:table-cell>
              <table:table-cell office:value-type="float" office:value="132.985153">
                <text:p>132.985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128.541962">
                <text:p>128.541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124.143089">
                <text:p>124.1430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119.612282">
                <text:p>119.612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119.571228">
                <text:p>119.571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115.105141">
                <text:p>115.1051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">
                <text:p>260</text:p>
              </table:table-cell>
              <table:table-cell office:value-type="float" office:value="112.11821">
                <text:p>112.11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">
                <text:p>265</text:p>
              </table:table-cell>
              <table:table-cell office:value-type="float" office:value="110.544235">
                <text:p>110.544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0">
                <text:p>270</text:p>
              </table:table-cell>
              <table:table-cell office:value-type="float" office:value="106.415085">
                <text:p>106.415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5">
                <text:p>275</text:p>
              </table:table-cell>
              <table:table-cell office:value-type="float" office:value="103.576828">
                <text:p>103.576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101.505157">
                <text:p>101.505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5">
                <text:p>285</text:p>
              </table:table-cell>
              <table:table-cell office:value-type="float" office:value="97.34301">
                <text:p>97.34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">
                <text:p>290</text:p>
              </table:table-cell>
              <table:table-cell office:value-type="float" office:value="97.012688">
                <text:p>97.012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  <table:table-cell office:value-type="float" office:value="92.582024">
                <text:p>92.582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">
                <text:p>300</text:p>
              </table:table-cell>
              <table:table-cell office:value-type="float" office:value="92.369164">
                <text:p>92.369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87.760735">
                <text:p>87.760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91.323524">
                <text:p>91.323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87.55265">
                <text:p>87.55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3.223106">
                <text:p>83.223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87cm" svg:y="3.952cm" style:legend-expansion="high" chart:style-name="ch2"/>
        <chart:plot-area chart:style-name="ch3" table:cell-range-address="List1.B6:List1.B58 List1.D6:List1.D58" svg:x="0.319cm" svg:y="0.178cm" svg:width="12.322cm" svg:height="8.639cm">
          <chartooo:coordinate-region svg:x="1.523cm" svg:y="0.377cm" svg:width="10.79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D6:List1.D58" chart:class="chart:scatter">
            <chart:domain table:cell-range-address="List1.B6:List1.B58"/>
            <chart:regression-curve chart:style-name="ch7">
              <chart:equation chart:display-equation="true" chart:display-r-square="false" svg:x="1.799cm" svg:y="0.766cm"/>
            </chart:regression-curve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4.008057">
                <text:p>694.008057</text:p>
                <draw:g>
                  <svg:desc>List1.B6:List1.B58</svg:desc>
                </draw:g>
              </table:table-cell>
              <table:table-cell office:value-type="float" office:value="0.0249543111517123">
                <text:p>0.0249543111517123</text:p>
                <draw:g>
                  <svg:desc>List1.D6:List1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362">
                <text:p>683.362</text:p>
              </table:table-cell>
              <table:table-cell office:value-type="float" office:value="0.0221861150595">
                <text:p>0.0221861150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2.020752">
                <text:p>622.020752</text:p>
              </table:table-cell>
              <table:table-cell office:value-type="float" office:value="0.0199707484453371">
                <text:p>0.0199707484453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9.598022">
                <text:p>569.598022</text:p>
              </table:table-cell>
              <table:table-cell office:value-type="float" office:value="0.0181576401285009">
                <text:p>0.0181576401285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7.64917">
                <text:p>517.64917</text:p>
              </table:table-cell>
              <table:table-cell office:value-type="float" office:value="0.0166463481341341">
                <text:p>0.0166463481341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3.543304">
                <text:p>483.543304</text:p>
              </table:table-cell>
              <table:table-cell office:value-type="float" office:value="0.0153673009284493">
                <text:p>0.015367300928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.879089">
                <text:p>444.879089</text:p>
              </table:table-cell>
              <table:table-cell office:value-type="float" office:value="0.0142707837839828">
                <text:p>0.0142707837839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1.24176">
                <text:p>411.24176</text:p>
              </table:table-cell>
              <table:table-cell office:value-type="float" office:value="0.0133203263011068">
                <text:p>0.013320326301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7.9505">
                <text:p>387.9505</text:p>
              </table:table-cell>
              <table:table-cell office:value-type="float" office:value="0.0124885673410277">
                <text:p>0.0124885673410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.363892">
                <text:p>360.363892</text:p>
              </table:table-cell>
              <table:table-cell office:value-type="float" office:value="0.0117545781378294">
                <text:p>0.0117545781378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8.978729">
                <text:p>338.978729</text:p>
              </table:table-cell>
              <table:table-cell office:value-type="float" office:value="0.0111020769810024">
                <text:p>0.0111020769810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1.701935">
                <text:p>321.701935</text:p>
              </table:table-cell>
              <table:table-cell office:value-type="float" office:value="0.0105182072481471">
                <text:p>0.0105182072481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.229401">
                <text:p>303.229401</text:p>
              </table:table-cell>
              <table:table-cell office:value-type="float" office:value="0.00999268175958655">
                <text:p>0.00999268175958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.962463">
                <text:p>285.962463</text:p>
              </table:table-cell>
              <table:table-cell office:value-type="float" office:value="0.00951717143269481">
                <text:p>0.00951717143269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.91394">
                <text:p>272.91394</text:p>
              </table:table-cell>
              <table:table-cell office:value-type="float" office:value="0.00908486055593024">
                <text:p>0.00908486055593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.709839">
                <text:p>259.709839</text:p>
              </table:table-cell>
              <table:table-cell office:value-type="float" office:value="0.0086901180045028">
                <text:p>0.0086901180045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6.837418">
                <text:p>246.837418</text:p>
              </table:table-cell>
              <table:table-cell office:value-type="float" office:value="0.00832825060199094">
                <text:p>0.00832825060199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.581665">
                <text:p>241.581665</text:p>
              </table:table-cell>
              <table:table-cell office:value-type="float" office:value="0.00799531564051001">
                <text:p>0.00799531564051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.739151">
                <text:p>229.739151</text:p>
              </table:table-cell>
              <table:table-cell office:value-type="float" office:value="0.00768797664109779">
                <text:p>0.00768797664109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.405472">
                <text:p>220.405472</text:p>
              </table:table-cell>
              <table:table-cell office:value-type="float" office:value="0.00740339114996845">
                <text:p>0.00740339114996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.918808">
                <text:p>213.918808</text:p>
              </table:table-cell>
              <table:table-cell office:value-type="float" office:value="0.00713912256585548">
                <text:p>0.00713912256585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6.017838">
                <text:p>206.017838</text:p>
              </table:table-cell>
              <table:table-cell office:value-type="float" office:value="0.00689307020076398">
                <text:p>0.00689307020076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.072037">
                <text:p>197.072037</text:p>
              </table:table-cell>
              <table:table-cell office:value-type="float" office:value="0.00666341332174646">
                <text:p>0.00666341332174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.480133">
                <text:p>188.480133</text:p>
              </table:table-cell>
              <table:table-cell office:value-type="float" office:value="0.00644856601818769">
                <text:p>0.00644856601818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3.648972">
                <text:p>183.648972</text:p>
              </table:table-cell>
              <table:table-cell office:value-type="float" office:value="0.006247140527602">
                <text:p>0.00624714052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.439301">
                <text:p>173.439301</text:p>
              </table:table-cell>
              <table:table-cell office:value-type="float" office:value="0.00605791722650909">
                <text:p>0.00605791722650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.930878">
                <text:p>168.930878</text:p>
              </table:table-cell>
              <table:table-cell office:value-type="float" office:value="0.00587981991475719">
                <text:p>0.00587981991475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.415863">
                <text:p>164.415863</text:p>
              </table:table-cell>
              <table:table-cell office:value-type="float" office:value="0.0057118953350471">
                <text:p>0.0057118953350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784821">
                <text:p>159.784821</text:p>
              </table:table-cell>
              <table:table-cell office:value-type="float" office:value="0.00555329610448051">
                <text:p>0.00555329610448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.557556">
                <text:p>155.557556</text:p>
              </table:table-cell>
              <table:table-cell office:value-type="float" office:value="0.0054032664128702">
                <text:p>0.0054032664128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.91713">
                <text:p>148.91713</text:p>
              </table:table-cell>
              <table:table-cell office:value-type="float" office:value="0.00526112997834161">
                <text:p>0.00526112997834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.85585">
                <text:p>142.85585</text:p>
              </table:table-cell>
              <table:table-cell office:value-type="float" office:value="0.0051262798552232">
                <text:p>0.0051262798552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.227722">
                <text:p>141.227722</text:p>
              </table:table-cell>
              <table:table-cell office:value-type="float" office:value="0.00499816977019355">
                <text:p>0.00499816977019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578461">
                <text:p>137.578461</text:p>
              </table:table-cell>
              <table:table-cell office:value-type="float" office:value="0.00487630672585671">
                <text:p>0.00487630672585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.985153">
                <text:p>132.985153</text:p>
              </table:table-cell>
              <table:table-cell office:value-type="float" office:value="0.00476024466058113">
                <text:p>0.00476024466058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541962">
                <text:p>128.541962</text:p>
              </table:table-cell>
              <table:table-cell office:value-type="float" office:value="0.00464957899271112">
                <text:p>0.0046495789927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.143089">
                <text:p>124.143089</text:p>
              </table:table-cell>
              <table:table-cell office:value-type="float" office:value="0.00454394190850177">
                <text:p>0.004543941908501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.612282">
                <text:p>119.612282</text:p>
              </table:table-cell>
              <table:table-cell office:value-type="float" office:value="0.0044429982781249">
                <text:p>0.0044429982781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.571228">
                <text:p>119.571228</text:p>
              </table:table-cell>
              <table:table-cell office:value-type="float" office:value="0.00434644210420025">
                <text:p>0.00434644210420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.105141">
                <text:p>115.105141</text:p>
              </table:table-cell>
              <table:table-cell office:value-type="float" office:value="0.00425399342356439">
                <text:p>0.00425399342356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11821">
                <text:p>112.11821</text:p>
              </table:table-cell>
              <table:table-cell office:value-type="float" office:value="0.00416539559620049">
                <text:p>0.00416539559620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.544235">
                <text:p>110.544235</text:p>
              </table:table-cell>
              <table:table-cell office:value-type="float" office:value="0.00408041292603653">
                <text:p>0.00408041292603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6.415085">
                <text:p>106.415085</text:p>
              </table:table-cell>
              <table:table-cell office:value-type="float" office:value="0.00399882856716422">
                <text:p>0.003998828567164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576828">
                <text:p>103.576828</text:p>
              </table:table-cell>
              <table:table-cell office:value-type="float" office:value="0.00392044267631434">
                <text:p>0.00392044267631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.505157">
                <text:p>101.505157</text:p>
              </table:table-cell>
              <table:table-cell office:value-type="float" office:value="0.00384507077844796">
                <text:p>0.00384507077844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.34301">
                <text:p>97.34301</text:p>
              </table:table-cell>
              <table:table-cell office:value-type="float" office:value="0.00377254231732396">
                <text:p>0.00377254231732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.012688">
                <text:p>97.012688</text:p>
              </table:table-cell>
              <table:table-cell office:value-type="float" office:value="0.00370269936707094">
                <text:p>0.00370269936707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582024">
                <text:p>92.582024</text:p>
              </table:table-cell>
              <table:table-cell office:value-type="float" office:value="0.0036353954842775">
                <text:p>0.0036353954842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369164">
                <text:p>92.369164</text:p>
              </table:table-cell>
              <table:table-cell office:value-type="float" office:value="0.00357049468304069">
                <text:p>0.003570494683040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.760735">
                <text:p>87.760735</text:p>
              </table:table-cell>
              <table:table-cell office:value-type="float" office:value="0.00350787051787633">
                <text:p>0.003507870517876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323524">
                <text:p>91.323524</text:p>
              </table:table-cell>
              <table:table-cell office:value-type="float" office:value="0.00344740526147679">
                <text:p>0.00344740526147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.55265">
                <text:p>87.55265</text:p>
              </table:table-cell>
              <table:table-cell office:value-type="float" office:value="0.00338898916606588">
                <text:p>0.00338898916606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223106">
                <text:p>83.223106</text:p>
              </table:table-cell>
              <table:table-cell office:value-type="float" office:value="0.0033325197986001">
                <text:p>0.0033325197986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List1.B7:List1.C58" svg:x="0.319cm" svg:y="0.178cm" svg:width="12.322cm" svg:height="8.639cm">
          <chartooo:coordinate-region svg:x="1.523cm" svg:y="0.377cm" svg:width="10.79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C7:List1.C58" chart:class="chart:scatter">
            <chart:domain table:cell-range-address="List1.B7:List1.B58"/>
            <chart:regression-curve chart:style-name="ch7">
              <chart:equation chart:display-equation="true" chart:display-r-square="false" svg:x="1.659cm" svg:y="0.554cm"/>
            </chart:regression-curve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3.362">
                <text:p>683.362</text:p>
                <draw:g>
                  <svg:desc>List1.B7:List1.B58</svg:desc>
                </draw:g>
              </table:table-cell>
              <table:table-cell office:value-type="float" office:value="0.0222433664203335">
                <text:p>0.0222433664203335</text:p>
                <draw:g>
                  <svg:desc>List1.C7:List1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2.020752">
                <text:p>622.020752</text:p>
              </table:table-cell>
              <table:table-cell office:value-type="float" office:value="0.0200171251710291">
                <text:p>0.0200171251710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9.598022">
                <text:p>569.598022</text:p>
              </table:table-cell>
              <table:table-cell office:value-type="float" office:value="0.0181959701141162">
                <text:p>0.0181959701141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7.64917">
                <text:p>517.64917</text:p>
              </table:table-cell>
              <table:table-cell office:value-type="float" office:value="0.0166785574496172">
                <text:p>0.0166785574496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3.543304">
                <text:p>483.543304</text:p>
              </table:table-cell>
              <table:table-cell office:value-type="float" office:value="0.0153947466199976">
                <text:p>0.0153947466199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.879089">
                <text:p>444.879089</text:p>
              </table:table-cell>
              <table:table-cell office:value-type="float" office:value="0.0142944494808475">
                <text:p>0.0142944494808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1.24176">
                <text:p>411.24176</text:p>
              </table:table-cell>
              <table:table-cell office:value-type="float" office:value="0.0133409423486959">
                <text:p>0.0133409423486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.9505">
                <text:p>387.9505</text:p>
              </table:table-cell>
              <table:table-cell office:value-type="float" office:value="0.0125066873726382">
                <text:p>0.012506687372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363892">
                <text:p>360.363892</text:p>
              </table:table-cell>
              <table:table-cell office:value-type="float" office:value="0.0117706294585519">
                <text:p>0.0117706294585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.978729">
                <text:p>338.978729</text:p>
              </table:table-cell>
              <table:table-cell office:value-type="float" office:value="0.011116394647026">
                <text:p>0.011116394647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.701935">
                <text:p>321.701935</text:p>
              </table:table-cell>
              <table:table-cell office:value-type="float" office:value="0.0105310576808703">
                <text:p>0.0105310576808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.229401">
                <text:p>303.229401</text:p>
              </table:table-cell>
              <table:table-cell office:value-type="float" office:value="0.0100042794605949">
                <text:p>0.0100042794605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.962463">
                <text:p>285.962463</text:p>
              </table:table-cell>
              <table:table-cell office:value-type="float" office:value="0.00952769104162194">
                <text:p>0.00952769104162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2.91394">
                <text:p>272.91394</text:p>
              </table:table-cell>
              <table:table-cell office:value-type="float" office:value="0.00909444569761359">
                <text:p>0.00909444569761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.709839">
                <text:p>259.709839</text:p>
              </table:table-cell>
              <table:table-cell office:value-type="float" office:value="0.00869888788032726">
                <text:p>0.00869888788032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.837418">
                <text:p>246.837418</text:p>
              </table:table-cell>
              <table:table-cell office:value-type="float" office:value="0.00833630496901872">
                <text:p>0.00833630496901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.581665">
                <text:p>241.581665</text:p>
              </table:table-cell>
              <table:table-cell office:value-type="float" office:value="0.00800273862038438">
                <text:p>0.00800273862038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.739151">
                <text:p>229.739151</text:p>
              </table:table-cell>
              <table:table-cell office:value-type="float" office:value="0.00769483966746206">
                <text:p>0.00769483966746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.405472">
                <text:p>220.405472</text:p>
              </table:table-cell>
              <table:table-cell office:value-type="float" office:value="0.00740975527344077">
                <text:p>0.00740975527344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.918808">
                <text:p>213.918808</text:p>
              </table:table-cell>
              <table:table-cell office:value-type="float" office:value="0.00714504027418772">
                <text:p>0.00714504027418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17838">
                <text:p>206.017838</text:p>
              </table:table-cell>
              <table:table-cell office:value-type="float" office:value="0.00689858686911372">
                <text:p>0.00689858686911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.072037">
                <text:p>197.072037</text:p>
              </table:table-cell>
              <table:table-cell office:value-type="float" office:value="0.00666856837787668">
                <text:p>0.00666856837787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.480133">
                <text:p>188.480133</text:p>
              </table:table-cell>
              <table:table-cell office:value-type="float" office:value="0.00645339388588956">
                <text:p>0.00645339388588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.648972">
                <text:p>183.648972</text:p>
              </table:table-cell>
              <table:table-cell office:value-type="float" office:value="0.00625167139606962">
                <text:p>0.00625167139606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.439301">
                <text:p>173.439301</text:p>
              </table:table-cell>
              <table:table-cell office:value-type="float" office:value="0.00606217768200715">
                <text:p>0.00606217768200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.930878">
                <text:p>168.930878</text:p>
              </table:table-cell>
              <table:table-cell office:value-type="float" office:value="0.00588383346250201">
                <text:p>0.00588383346250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.415863">
                <text:p>164.415863</text:p>
              </table:table-cell>
              <table:table-cell office:value-type="float" office:value="0.00571568283293467">
                <text:p>0.00571568283293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784821">
                <text:p>159.784821</text:p>
              </table:table-cell>
              <table:table-cell office:value-type="float" office:value="0.00555687612555672">
                <text:p>0.00555687612555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.557556">
                <text:p>155.557556</text:p>
              </table:table-cell>
              <table:table-cell office:value-type="float" office:value="0.00540665554983674">
                <text:p>0.00540665554983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.91713">
                <text:p>148.91713</text:p>
              </table:table-cell>
              <table:table-cell office:value-type="float" office:value="0.0052643431006304">
                <text:p>0.0052643431006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.85585">
                <text:p>142.85585</text:p>
              </table:table-cell>
              <table:table-cell office:value-type="float" office:value="0.00512933032704035">
                <text:p>0.00512933032704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.227722">
                <text:p>141.227722</text:p>
              </table:table-cell>
              <table:table-cell office:value-type="float" office:value="0.00500106963627541">
                <text:p>0.00500106963627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.578461">
                <text:p>137.578461</text:p>
              </table:table-cell>
              <table:table-cell office:value-type="float" office:value="0.00487906687038131">
                <text:p>0.00487906687038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.985153">
                <text:p>132.985153</text:p>
              </table:table-cell>
              <table:table-cell office:value-type="float" office:value="0.00476287494365454">
                <text:p>0.00476287494365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.541962">
                <text:p>128.541962</text:p>
              </table:table-cell>
              <table:table-cell office:value-type="float" office:value="0.00465208836803562">
                <text:p>0.00465208836803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.143089">
                <text:p>124.143089</text:p>
              </table:table-cell>
              <table:table-cell office:value-type="float" office:value="0.0045463385251848">
                <text:p>0.0045463385251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.612282">
                <text:p>119.612282</text:p>
              </table:table-cell>
              <table:table-cell office:value-type="float" office:value="0.00444528956906753">
                <text:p>0.004445289569067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.571228">
                <text:p>119.571228</text:p>
              </table:table-cell>
              <table:table-cell office:value-type="float" office:value="0.00434863486308476">
                <text:p>0.00434863486308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.105141">
                <text:p>115.105141</text:p>
              </table:table-cell>
              <table:table-cell office:value-type="float" office:value="0.00425609387212043">
                <text:p>0.00425609387212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.11821">
                <text:p>112.11821</text:p>
              </table:table-cell>
              <table:table-cell office:value-type="float" office:value="0.00416740944315235">
                <text:p>0.00416740944315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.544235">
                <text:p>110.544235</text:p>
              </table:table-cell>
              <table:table-cell office:value-type="float" office:value="0.00408234541890752">
                <text:p>0.00408234541890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15085">
                <text:p>106.415085</text:p>
              </table:table-cell>
              <table:table-cell office:value-type="float" office:value="0.004000684537928">
                <text:p>0.004000684537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76828">
                <text:p>103.576828</text:p>
              </table:table-cell>
              <table:table-cell office:value-type="float" office:value="0.00392222658172913">
                <text:p>0.00392222658172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.505157">
                <text:p>101.505157</text:p>
              </table:table-cell>
              <table:table-cell office:value-type="float" office:value="0.00384678673578248">
                <text:p>0.00384678673578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.34301">
                <text:p>97.34301</text:p>
              </table:table-cell>
              <table:table-cell office:value-type="float" office:value="0.00377419413607782">
                <text:p>0.00377419413607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.012688">
                <text:p>97.012688</text:p>
              </table:table-cell>
              <table:table-cell office:value-type="float" office:value="0.00370429057720377">
                <text:p>0.00370429057720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582024">
                <text:p>92.582024</text:p>
              </table:table-cell>
              <table:table-cell office:value-type="float" office:value="0.00363692936138706">
                <text:p>0.00363692936138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369164">
                <text:p>92.369164</text:p>
              </table:table-cell>
              <table:table-cell office:value-type="float" office:value="0.00357197427086787">
                <text:p>0.00357197427086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.760735">
                <text:p>87.760735</text:p>
              </table:table-cell>
              <table:table-cell office:value-type="float" office:value="0.00350929864846237">
                <text:p>0.00350929864846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323524">
                <text:p>91.323524</text:p>
              </table:table-cell>
              <table:table-cell office:value-type="float" office:value="0.00344878457325359">
                <text:p>0.00344878457325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.55265">
                <text:p>87.55265</text:p>
              </table:table-cell>
              <table:table-cell office:value-type="float" office:value="0.0033903221201224">
                <text:p>0.0033903221201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.223106">
                <text:p>83.223106</text:p>
              </table:table-cell>
              <table:table-cell office:value-type="float" office:value="0.00333380869333603">
                <text:p>0.003333808693336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4cm" svg:y="3.952cm" style:legend-expansion="high" chart:style-name="ch2"/>
        <chart:plot-area chart:style-name="ch3" table:cell-range-address="List1.B1:List1.B58 List1.E1:List1.E58" svg:x="0.743cm" svg:y="0.177cm" svg:width="11.898cm" svg:height="8.64cm">
          <chartooo:coordinate-region svg:x="1.523cm" svg:y="0.377cm" svg:width="10.79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E1:List1.E58" chart:class="chart:scatter">
            <chart:domain table:cell-range-address="List1.B1:List1.B58"/>
            <chart:regression-curve chart:style-name="ch7">
              <chart:equation chart:display-equation="true" chart:display-r-square="false" svg:x="6.512cm" svg:y="0.748cm"/>
            </chart:regression-curve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1.951996">
                <text:p>311.951996</text:p>
                <draw:g>
                  <svg:desc>List1.B1:List1.B58</svg:desc>
                </draw:g>
              </table:table-cell>
              <table:table-cell office:value-type="float" office:value="0.559659726886054">
                <text:p>0.559659726886054</text:p>
                <draw:g>
                  <svg:desc>List1.E1:List1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.683899">
                <text:p>351.683899</text:p>
              </table:table-cell>
              <table:table-cell office:value-type="float" office:value="0.147344845877291">
                <text:p>0.147344845877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4.997375">
                <text:p>494.997375</text:p>
              </table:table-cell>
              <table:table-cell office:value-type="float" office:value="0.0848406692231989">
                <text:p>0.0848406692231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.223999">
                <text:p>463.223999</text:p>
              </table:table-cell>
              <table:table-cell office:value-type="float" office:value="0.0595706150070293">
                <text:p>0.0595706150070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.040466">
                <text:p>602.040466</text:p>
              </table:table-cell>
              <table:table-cell office:value-type="float" office:value="0.0458993519011512">
                <text:p>0.0458993519011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.008057">
                <text:p>694.008057</text:p>
              </table:table-cell>
              <table:table-cell office:value-type="float" office:value="0.0373318201502232">
                <text:p>0.0373318201502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3.362">
                <text:p>683.362</text:p>
              </table:table-cell>
              <table:table-cell office:value-type="float" office:value="0.0314595995822165">
                <text:p>0.0314595995822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2.020752">
                <text:p>622.020752</text:p>
              </table:table-cell>
              <table:table-cell office:value-type="float" office:value="0.0271836637054596">
                <text:p>0.0271836637054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9.598022">
                <text:p>569.598022</text:p>
              </table:table-cell>
              <table:table-cell office:value-type="float" office:value="0.0239310021346454">
                <text:p>0.0239310021346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.64917">
                <text:p>517.64917</text:p>
              </table:table-cell>
              <table:table-cell office:value-type="float" office:value="0.0213735498046458">
                <text:p>0.0213735498046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.543304">
                <text:p>483.543304</text:p>
              </table:table-cell>
              <table:table-cell office:value-type="float" office:value="0.0193099399847065">
                <text:p>0.0193099399847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.879089">
                <text:p>444.879089</text:p>
              </table:table-cell>
              <table:table-cell office:value-type="float" office:value="0.017609726203977">
                <text:p>0.017609726203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1.24176">
                <text:p>411.24176</text:p>
              </table:table-cell>
              <table:table-cell office:value-type="float" office:value="0.0161846866968349">
                <text:p>0.0161846866968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.9505">
                <text:p>387.9505</text:p>
              </table:table-cell>
              <table:table-cell office:value-type="float" office:value="0.014973018620446">
                <text:p>0.014973018620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.363892">
                <text:p>360.363892</text:p>
              </table:table-cell>
              <table:table-cell office:value-type="float" office:value="0.0139301375740387">
                <text:p>0.0139301375740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8.978729">
                <text:p>338.978729</text:p>
              </table:table-cell>
              <table:table-cell office:value-type="float" office:value="0.0130230716737773">
                <text:p>0.0130230716737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.701935">
                <text:p>321.701935</text:p>
              </table:table-cell>
              <table:table-cell office:value-type="float" office:value="0.0122269119222173">
                <text:p>0.0122269119222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.229401">
                <text:p>303.229401</text:p>
              </table:table-cell>
              <table:table-cell office:value-type="float" office:value="0.0115224895951919">
                <text:p>0.0115224895951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.962463">
                <text:p>285.962463</text:p>
              </table:table-cell>
              <table:table-cell office:value-type="float" office:value="0.0108948127617479">
                <text:p>0.0108948127617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.91394">
                <text:p>272.91394</text:p>
              </table:table-cell>
              <table:table-cell office:value-type="float" office:value="0.0103319874197721">
                <text:p>0.0103319874197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9.709839">
                <text:p>259.709839</text:p>
              </table:table-cell>
              <table:table-cell office:value-type="float" office:value="0.00982445660930494">
                <text:p>0.00982445660930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.837418">
                <text:p>246.837418</text:p>
              </table:table-cell>
              <table:table-cell office:value-type="float" office:value="0.00936445328448835">
                <text:p>0.00936445328448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.581665">
                <text:p>241.581665</text:p>
              </table:table-cell>
              <table:table-cell office:value-type="float" office:value="0.00894560001717555">
                <text:p>0.00894560001717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9.739151">
                <text:p>229.739151</text:p>
              </table:table-cell>
              <table:table-cell office:value-type="float" office:value="0.00856261152801515">
                <text:p>0.00856261152801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.405472">
                <text:p>220.405472</text:p>
              </table:table-cell>
              <table:table-cell office:value-type="float" office:value="0.0082110704936824">
                <text:p>0.008211070493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3.918808">
                <text:p>213.918808</text:p>
              </table:table-cell>
              <table:table-cell office:value-type="float" office:value="0.00788725640208602">
                <text:p>0.00788725640208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.017838">
                <text:p>206.017838</text:p>
              </table:table-cell>
              <table:table-cell office:value-type="float" office:value="0.00758801336704435">
                <text:p>0.00758801336704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.072037">
                <text:p>197.072037</text:p>
              </table:table-cell>
              <table:table-cell office:value-type="float" office:value="0.00731064693376846">
                <text:p>0.00731064693376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.480133">
                <text:p>188.480133</text:p>
              </table:table-cell>
              <table:table-cell office:value-type="float" office:value="0.00705284271878623">
                <text:p>0.00705284271878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.648972">
                <text:p>183.648972</text:p>
              </table:table-cell>
              <table:table-cell office:value-type="float" office:value="0.00681260167808004">
                <text:p>0.00681260167808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.439301">
                <text:p>173.439301</text:p>
              </table:table-cell>
              <table:table-cell office:value-type="float" office:value="0.00658818816919521">
                <text:p>0.00658818816919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.930878">
                <text:p>168.930878</text:p>
              </table:table-cell>
              <table:table-cell office:value-type="float" office:value="0.00637808795128161">
                <text:p>0.00637808795128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.415863">
                <text:p>164.415863</text:p>
              </table:table-cell>
              <table:table-cell office:value-type="float" office:value="0.00618097397315479">
                <text:p>0.00618097397315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.784821">
                <text:p>159.784821</text:p>
              </table:table-cell>
              <table:table-cell office:value-type="float" office:value="0.0059956783150705">
                <text:p>0.0059956783150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.557556">
                <text:p>155.557556</text:p>
              </table:table-cell>
              <table:table-cell office:value-type="float" office:value="0.00582116903044937">
                <text:p>0.00582116903044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.91713">
                <text:p>148.91713</text:p>
              </table:table-cell>
              <table:table-cell office:value-type="float" office:value="0.00565653091746669">
                <text:p>0.00565653091746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.85585">
                <text:p>142.85585</text:p>
              </table:table-cell>
              <table:table-cell office:value-type="float" office:value="0.00550094946387747">
                <text:p>0.005500949463877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1.227722">
                <text:p>141.227722</text:p>
              </table:table-cell>
              <table:table-cell office:value-type="float" office:value="0.005353697370478">
                <text:p>0.005353697370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.578461">
                <text:p>137.578461</text:p>
              </table:table-cell>
              <table:table-cell office:value-type="float" office:value="0.00521412318261736">
                <text:p>0.00521412318261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.985153">
                <text:p>132.985153</text:p>
              </table:table-cell>
              <table:table-cell office:value-type="float" office:value="0.00508164165482644">
                <text:p>0.00508164165482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.541962">
                <text:p>128.541962</text:p>
              </table:table-cell>
              <table:table-cell office:value-type="float" office:value="0.00495572554795457">
                <text:p>0.00495572554795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.143089">
                <text:p>124.143089</text:p>
              </table:table-cell>
              <table:table-cell office:value-type="float" office:value="0.00483589861635269">
                <text:p>0.00483589861635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.612282">
                <text:p>119.612282</text:p>
              </table:table-cell>
              <table:table-cell office:value-type="float" office:value="0.00472172958843516">
                <text:p>0.00472172958843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.571228">
                <text:p>119.571228</text:p>
              </table:table-cell>
              <table:table-cell office:value-type="float" office:value="0.00461282698024049">
                <text:p>0.00461282698024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.105141">
                <text:p>115.105141</text:p>
              </table:table-cell>
              <table:table-cell office:value-type="float" office:value="0.00450883461053588">
                <text:p>0.00450883461053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.11821">
                <text:p>112.11821</text:p>
              </table:table-cell>
              <table:table-cell office:value-type="float" office:value="0.00440942770919648">
                <text:p>0.00440942770919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.544235">
                <text:p>110.544235</text:p>
              </table:table-cell>
              <table:table-cell office:value-type="float" office:value="0.00431430952927432">
                <text:p>0.00431430952927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.415085">
                <text:p>106.415085</text:p>
              </table:table-cell>
              <table:table-cell office:value-type="float" office:value="0.00422320838830543">
                <text:p>0.0042232083883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.576828">
                <text:p>103.576828</text:p>
              </table:table-cell>
              <table:table-cell office:value-type="float" office:value="0.00413587507672048">
                <text:p>0.00413587507672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.505157">
                <text:p>101.505157</text:p>
              </table:table-cell>
              <table:table-cell office:value-type="float" office:value="0.00405208058129527">
                <text:p>0.00405208058129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.34301">
                <text:p>97.34301</text:p>
              </table:table-cell>
              <table:table-cell office:value-type="float" office:value="0.00397161407984851">
                <text:p>0.00397161407984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012688">
                <text:p>97.012688</text:p>
              </table:table-cell>
              <table:table-cell office:value-type="float" office:value="0.00389428117021591">
                <text:p>0.00389428117021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.582024">
                <text:p>92.582024</text:p>
              </table:table-cell>
              <table:table-cell office:value-type="float" office:value="0.00381990230217872">
                <text:p>0.00381990230217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.369164">
                <text:p>92.369164</text:p>
              </table:table-cell>
              <table:table-cell office:value-type="float" office:value="0.00374831138572073">
                <text:p>0.00374831138572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.760735">
                <text:p>87.760735</text:p>
              </table:table-cell>
              <table:table-cell office:value-type="float" office:value="0.00367935455290691">
                <text:p>0.003679354552906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323524">
                <text:p>91.323524</text:p>
              </table:table-cell>
              <table:table-cell office:value-type="float" office:value="0.00361288905395778">
                <text:p>0.00361288905395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55265">
                <text:p>87.55265</text:p>
              </table:table-cell>
              <table:table-cell office:value-type="float" office:value="0.00354878227085158">
                <text:p>0.00354878227085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.223106">
                <text:p>83.223106</text:p>
              </table:table-cell>
              <table:table-cell office:value-type="float" office:value="0.00348691083411091">
                <text:p>0.00348691083411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136cm" svg:height="8.984cm" xlink:href=".." xlink:type="simple" chart:class="chart:scatter" chart:style-name="ch1">
        <chart:legend chart:legend-position="end" svg:x="31.802cm" svg:y="3.944cm" style:legend-expansion="high" chart:style-name="ch2"/>
        <chart:plot-area chart:style-name="ch3" table:cell-range-address="List1.A6:List1.B58" svg:x="0.722cm" svg:y="0.179cm" svg:width="30.358cm" svg:height="8.626cm">
          <chartooo:coordinate-region svg:x="1.608cm" svg:y="0.378cm" svg:width="29.154cm" svg:height="7.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B6:List1.B58" chart:class="chart:scatter">
            <chart:domain table:cell-range-address="List1.A6:List1.A58"/>
            <chart:regression-curve chart:style-name="ch7">
              <chart:equation chart:display-equation="true" chart:display-r-square="false"/>
            </chart:regression-curve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List1.A6:List1.A58</svg:desc>
                </draw:g>
              </table:table-cell>
              <table:table-cell office:value-type="float" office:value="694.008057">
                <text:p>694.008057</text:p>
                <draw:g>
                  <svg:desc>List1.B6:Lis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83.362">
                <text:p>683.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22.020752">
                <text:p>622.020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569.598022">
                <text:p>569.598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17.64917">
                <text:p>517.64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483.543304">
                <text:p>483.543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44.879089">
                <text:p>444.879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411.24176">
                <text:p>411.24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87.9505">
                <text:p>387.9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360.363892">
                <text:p>360.363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338.978729">
                <text:p>338.978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321.701935">
                <text:p>321.701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03.229401">
                <text:p>303.229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285.962463">
                <text:p>285.962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272.91394">
                <text:p>272.91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259.709839">
                <text:p>259.709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246.837418">
                <text:p>246.837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241.581665">
                <text:p>241.58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229.739151">
                <text:p>229.739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">
                <text:p>135</text:p>
              </table:table-cell>
              <table:table-cell office:value-type="float" office:value="220.405472">
                <text:p>220.405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213.918808">
                <text:p>213.918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206.017838">
                <text:p>206.017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197.072037">
                <text:p>197.072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">
                <text:p>155</text:p>
              </table:table-cell>
              <table:table-cell office:value-type="float" office:value="188.480133">
                <text:p>188.480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183.648972">
                <text:p>183.648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173.439301">
                <text:p>173.439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">
                <text:p>170</text:p>
              </table:table-cell>
              <table:table-cell office:value-type="float" office:value="168.930878">
                <text:p>168.930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">
                <text:p>175</text:p>
              </table:table-cell>
              <table:table-cell office:value-type="float" office:value="164.415863">
                <text:p>164.415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159.784821">
                <text:p>159.784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">
                <text:p>185</text:p>
              </table:table-cell>
              <table:table-cell office:value-type="float" office:value="155.557556">
                <text:p>155.557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">
                <text:p>190</text:p>
              </table:table-cell>
              <table:table-cell office:value-type="float" office:value="148.91713">
                <text:p>148.91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">
                <text:p>195</text:p>
              </table:table-cell>
              <table:table-cell office:value-type="float" office:value="142.85585">
                <text:p>142.85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">
                <text:p>200</text:p>
              </table:table-cell>
              <table:table-cell office:value-type="float" office:value="141.227722">
                <text:p>141.227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">
                <text:p>205</text:p>
              </table:table-cell>
              <table:table-cell office:value-type="float" office:value="137.578461">
                <text:p>137.578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132.985153">
                <text:p>132.985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">
                <text:p>215</text:p>
              </table:table-cell>
              <table:table-cell office:value-type="float" office:value="128.541962">
                <text:p>128.541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">
                <text:p>220</text:p>
              </table:table-cell>
              <table:table-cell office:value-type="float" office:value="124.143089">
                <text:p>124.1430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">
                <text:p>225</text:p>
              </table:table-cell>
              <table:table-cell office:value-type="float" office:value="119.612282">
                <text:p>119.612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">
                <text:p>230</text:p>
              </table:table-cell>
              <table:table-cell office:value-type="float" office:value="119.571228">
                <text:p>119.571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">
                <text:p>235</text:p>
              </table:table-cell>
              <table:table-cell office:value-type="float" office:value="115.105141">
                <text:p>115.105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112.11821">
                <text:p>112.11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">
                <text:p>245</text:p>
              </table:table-cell>
              <table:table-cell office:value-type="float" office:value="110.544235">
                <text:p>110.544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">
                <text:p>250</text:p>
              </table:table-cell>
              <table:table-cell office:value-type="float" office:value="106.415085">
                <text:p>106.415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103.576828">
                <text:p>103.576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">
                <text:p>260</text:p>
              </table:table-cell>
              <table:table-cell office:value-type="float" office:value="101.505157">
                <text:p>101.505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">
                <text:p>265</text:p>
              </table:table-cell>
              <table:table-cell office:value-type="float" office:value="97.34301">
                <text:p>97.34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">
                <text:p>270</text:p>
              </table:table-cell>
              <table:table-cell office:value-type="float" office:value="97.012688">
                <text:p>97.012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">
                <text:p>275</text:p>
              </table:table-cell>
              <table:table-cell office:value-type="float" office:value="92.582024">
                <text:p>92.582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">
                <text:p>280</text:p>
              </table:table-cell>
              <table:table-cell office:value-type="float" office:value="92.369164">
                <text:p>92.369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">
                <text:p>285</text:p>
              </table:table-cell>
              <table:table-cell office:value-type="float" office:value="87.760735">
                <text:p>87.760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91.323524">
                <text:p>91.323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">
                <text:p>295</text:p>
              </table:table-cell>
              <table:table-cell office:value-type="float" office:value="87.55265">
                <text:p>87.55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83.223106">
                <text:p>83.223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